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5"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table:number-columns-repeated="1023"/>
        </table:table-row>
        <table:table-row table:style-name="ro1" table:number-rows-repeated="1048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.00.0000</text:date>, <text:time style:data-style-name="N2" text:time-value="22:53:15.9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0T22:54:01.249000000</dc:date>
    <meta:editing-duration>P10DT17H10M40S</meta:editing-duration>
    <meta:editing-cycles>4706</meta:editing-cycles>
    <meta:document-statistic meta:table-count="6" meta:cell-count="12909" meta:object-count="0"/>
    <meta:user-defined meta:name="qrichtext">1</meta:user-defined>
  </office:meta>
</office:document-meta>
</file>